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>
        <style:tab-stops>
          <style:tab-stop style:type="left" style:position="5.8777in"/>
        </style:tab-stops>
      </style:paragraph-properties>
    </style:style>
    <style:style style:name="P2" style:parent-style-name="Standard" style:family="paragraph">
      <style:paragraph-properties fo:text-align="justify" fo:line-height="150%">
        <style:tab-stops>
          <style:tab-stop style:type="left" style:position="5.8777in"/>
        </style:tab-stops>
      </style:paragraph-properties>
    </style:style>
    <style:style style:name="P3" style:parent-style-name="Standard" style:family="paragraph">
      <style:paragraph-properties fo:text-align="justify" fo:line-height="150%">
        <style:tab-stops>
          <style:tab-stop style:type="left" style:position="5.8777in"/>
        </style:tab-stops>
      </style:paragraph-properties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 fo:line-height="150%" fo:margin-left="-0.4916in">
        <style:tab-stops>
          <style:tab-stop style:type="left" style:position="0.5in"/>
        </style:tab-stops>
      </style:paragraph-properties>
      <style:text-properties style:font-name-complex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7" style:parent-style-name="Fonteparág.padrão" style:family="text">
      <style:text-properties style:font-name-complex="Arial"/>
    </style:style>
    <style:style style:name="T8" style:parent-style-name="Fonteparág.padrão" style:family="text">
      <style:text-properties style:font-name-complex="Arial" fo:font-weight="bold" style:font-weight-asian="bold" style:font-weight-complex="bold"/>
    </style:style>
    <style:style style:name="T9" style:parent-style-name="Fonteparág.padrão" style:family="text">
      <style:text-properties style:font-name-complex="Arial" fo:font-style="italic" style:font-style-asian="italic"/>
    </style:style>
    <style:style style:name="T10" style:parent-style-name="Fonteparág.padrão" style:family="text">
      <style:text-properties style:font-name-complex="Arial"/>
    </style:style>
    <style:style style:name="T11" style:parent-style-name="Fonteparág.padrão" style:family="text">
      <style:text-properties style:font-name-complex="Arial"/>
    </style:style>
    <style:style style:name="T12" style:parent-style-name="Fonteparág.padrão" style:family="text">
      <style:text-properties style:font-name-complex="Arial"/>
    </style:style>
    <style:style style:name="T13" style:parent-style-name="Fonteparág.padrão" style:family="text">
      <style:text-properties style:font-name-complex="Arial" fo:font-weight="bold" style:font-weight-asian="bold" style:font-weight-complex="bold"/>
    </style:style>
    <style:style style:name="T14" style:parent-style-name="StrongEmphasis" style:family="text">
      <style:text-properties style:font-name-complex="Arial"/>
    </style:style>
    <style:style style:name="T15" style:parent-style-name="StrongEmphasis" style:family="text">
      <style:text-properties style:font-name-complex="Arial"/>
    </style:style>
    <style:style style:name="T16" style:parent-style-name="Fonteparág.padrão" style:family="text">
      <style:text-properties style:font-name-complex="Arial"/>
    </style:style>
    <style:style style:name="T17" style:parent-style-name="Fonteparág.padrão" style:family="text">
      <style:text-properties style:font-name-complex="Arial"/>
    </style:style>
    <style:style style:name="T18" style:parent-style-name="Fonteparág.padrão" style:family="text">
      <style:text-properties style:font-name-complex="Arial"/>
    </style:style>
    <style:style style:name="P19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complex="Arial"/>
    </style:style>
    <style:style style:name="P20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21" style:parent-style-name="Fonteparág.padrão" style:family="text">
      <style:text-properties style:font-name-complex="Arial"/>
    </style:style>
    <style:style style:name="T22" style:parent-style-name="Fonteparág.padrão" style:family="text">
      <style:text-properties style:font-name-complex="Arial"/>
    </style:style>
    <style:style style:name="T23" style:parent-style-name="Fonteparág.padrão" style:family="text">
      <style:text-properties style:font-name-complex="Arial"/>
    </style:style>
    <style:style style:name="T24" style:parent-style-name="Fonteparág.padrão" style:family="text">
      <style:text-properties style:font-name-complex="Arial"/>
    </style:style>
    <style:style style:name="T25" style:parent-style-name="Fonteparág.padrão" style:family="text">
      <style:text-properties style:font-name-complex="Arial"/>
    </style:style>
    <style:style style:name="T26" style:parent-style-name="Fonteparág.padrão" style:family="text">
      <style:text-properties style:font-name-complex="Arial"/>
    </style:style>
    <style:style style:name="T27" style:parent-style-name="Fonteparág.padrão" style:family="text">
      <style:text-properties style:font-name-complex="Arial" fo:color="#000000"/>
    </style:style>
    <style:style style:name="T28" style:parent-style-name="Fonteparág.padrão" style:family="text">
      <style:text-properties style:font-name-complex="Arial" fo:color="#000000"/>
    </style:style>
    <style:style style:name="T29" style:parent-style-name="Fonteparág.padrão" style:family="text">
      <style:text-properties style:font-name-complex="Arial"/>
    </style:style>
    <style:style style:name="T30" style:parent-style-name="Fonteparág.padrão" style:family="text">
      <style:text-properties style:font-name-complex="Arial"/>
    </style:style>
    <style:style style:name="T31" style:parent-style-name="Fonteparág.padrão" style:family="text">
      <style:text-properties style:font-name-complex="Arial" fo:color="#000000"/>
    </style:style>
    <style:style style:name="T32" style:parent-style-name="Fonteparág.padrão" style:family="text">
      <style:text-properties style:font-name-complex="Arial"/>
    </style:style>
    <style:style style:name="T33" style:parent-style-name="Fonteparág.padrão" style:family="text">
      <style:text-properties style:font-name-complex="Arial"/>
    </style:style>
    <style:style style:name="T34" style:parent-style-name="Fonteparág.padrão" style:family="text">
      <style:text-properties style:font-name-complex="Arial"/>
    </style:style>
    <style:style style:name="T35" style:parent-style-name="Fonteparág.padrão" style:family="text">
      <style:text-properties style:font-name-complex="Arial" fo:background-color="#FF0000"/>
    </style:style>
    <style:style style:name="T36" style:parent-style-name="Fonteparág.padrão" style:family="text">
      <style:text-properties style:font-name-complex="Arial"/>
    </style:style>
    <style:style style:name="T37" style:parent-style-name="Fonteparág.padrão" style:family="text">
      <style:text-properties style:font-name-complex="Arial"/>
    </style:style>
    <style:style style:name="P38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complex="Arial"/>
    </style:style>
    <style:style style:name="P39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40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41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42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43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44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45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46" style:parent-style-name="Fonteparág.padrão" style:family="text">
      <style:text-properties fo:language="pt" fo:country="PT"/>
    </style:style>
    <style:style style:name="T47" style:parent-style-name="Fonteparág.padrão" style:family="text">
      <style:text-properties fo:language="pt" fo:country="PT"/>
    </style:style>
    <style:style style:name="P48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49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50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51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52" style:parent-style-name="Fonteparág.padrão" style:family="text">
      <style:text-properties style:font-name-complex="Arial" fo:color="#000000"/>
    </style:style>
    <style:style style:name="T53" style:parent-style-name="Fonteparág.padrão" style:family="text">
      <style:text-properties style:font-name-complex="Arial" fo:color="#000000"/>
    </style:style>
    <style:style style:name="T54" style:parent-style-name="Fonteparág.padrão" style:family="text">
      <style:text-properties style:font-name-complex="Arial" fo:color="#000000"/>
    </style:style>
    <style:style style:name="T55" style:parent-style-name="Fonteparág.padrão" style:family="text">
      <style:text-properties style:font-name-complex="Arial" fo:color="#000000" fo:language="pt" fo:country="PT"/>
    </style:style>
    <style:style style:name="T56" style:parent-style-name="Fonteparág.padrão" style:family="text">
      <style:text-properties style:font-name-complex="Arial" fo:color="#000000"/>
    </style:style>
    <style:style style:name="P57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complex="Arial" fo:color="#000000"/>
    </style:style>
    <style:style style:name="P58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complex="Arial" fo:color="#000000"/>
    </style:style>
    <style:style style:name="P59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  <style:text-properties style:font-name-complex="Arial" fo:color="#000000"/>
    </style:style>
    <style:style style:name="P60" style:parent-style-name="Standard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61" style:parent-style-name="Fonteparág.padrão" style:family="text">
      <style:text-properties fo:language="pt" fo:country="PT"/>
    </style:style>
    <style:style style:name="P62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63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T64" style:parent-style-name="Fonteparág.padrão" style:family="text">
      <style:text-properties fo:language="pt" fo:country="PT"/>
    </style:style>
    <style:style style:name="T65" style:parent-style-name="Fonteparág.padrão" style:family="text">
      <style:text-properties fo:language="pt" fo:country="PT"/>
    </style:style>
    <style:style style:name="P66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67" style:parent-style-name="Textbody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P68" style:parent-style-name="Textbody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P69" style:parent-style-name="Textbody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P70" style:parent-style-name="Textbody" style:family="paragraph">
      <style:paragraph-properties fo:text-align="justify" fo:line-height="150%">
        <style:tab-stops>
          <style:tab-stop style:type="left" style:position="0.7687in"/>
        </style:tab-stops>
      </style:paragraph-properties>
    </style:style>
    <style:style style:name="P71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72" style:parent-style-name="Textbody" style:family="paragraph">
      <style:paragraph-properties fo:text-align="justify" fo:line-height="150%">
        <style:tab-stops>
          <style:tab-stop style:type="left" style:position="0.7777in"/>
        </style:tab-stops>
      </style:paragraph-properties>
    </style:style>
    <style:style style:name="P73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P74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P75" style:parent-style-name="Textbody" style:family="paragraph">
      <style:paragraph-properties fo:text-align="justify" fo:line-height="150%" fo:margin-left="-0.0111in">
        <style:tab-stops>
          <style:tab-stop style:type="left" style:position="0.7687in"/>
        </style:tab-stops>
      </style:paragraph-properties>
    </style:style>
    <style:style style:name="P76" style:parent-style-name="Textbody" style:family="paragraph">
      <style:paragraph-properties fo:text-align="justify" fo:line-height="150%" fo:margin-left="-0.0111in">
        <style:tab-stops>
          <style:tab-stop style:type="left" style:position="0.7687in"/>
        </style:tab-stops>
      </style:paragraph-properties>
    </style:style>
    <style:style style:name="P77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P78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P79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P80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P81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T82" style:parent-style-name="Fonteparág.padrão" style:family="text">
      <style:text-properties fo:background-color="#CCCCCC"/>
    </style:style>
    <style:style style:name="P83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P84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  <style:style style:name="T85" style:parent-style-name="Fonteparág.padrão" style:family="text">
      <style:text-properties fo:background-color="#CCCCCC"/>
    </style:style>
    <style:style style:name="T86" style:parent-style-name="Fonteparág.padrão" style:family="text">
      <style:text-properties fo:background-color="#CCCCCC"/>
    </style:style>
    <style:style style:name="P87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  <style:text-properties fo:background-color="#CCCCCC"/>
    </style:style>
    <style:style style:name="P88" style:parent-style-name="Textbody" style:family="paragraph">
      <style:paragraph-properties fo:text-align="justify" fo:line-height="150%" fo:margin-left="-0.0111in">
        <style:tab-stops>
          <style:tab-stop style:type="left" style:position="0.7777in"/>
        </style:tab-stops>
      </style:paragraph-properties>
    </style:style>
  </office:automatic-styles>
  <office:body>
    <office:text text:use-soft-page-breaks="true">
      <text:p text:style-name="P1"><text:toc-mark text:string-value=" " text:outline-level="1"/></text:p>
      <text:p text:style-name="P2"><text:toc-mark text:string-value=" " text:outline-level="1"/></text:p>
      <text:p text:style-name="P3"><text:toc-mark text:string-value="1Introdução " text:outline-level="1"/><text:span text:style-name="T4">1Introdução<text:s/></text:span></text:p>
      <text:p text:style-name="P5"/>
      <text:p text:style-name="P6"><text:span text:style-name="T7"><text:tab/>Este trabalho apresenta os resultado do projeto de pesquisa<text:s/></text:span><text:span text:style-name="T8">Negociação de Requisitos: uma análise da viabilidade de integração entre técnicas que estimulam a participação do cliente</text:span><text:span text:style-name="T9">,</text:span><text:span text:style-name="T10"><text:s/>que tinha co</text:span><text:span text:style-name="T11">mo objetivo fazer uma levantamento e estudo sobre <text:s/>métodos, técnicas ou estratégias que facilitassem a negociação de requisitos de software e verificar sobre a possibilidade de formulação de um abordagem metodológica de negociação que pudesse ser desenvolv</text:span><text:span text:style-name="T12">ida e aprimorada para que pudesse ser <text:s/>adaptada utilizada pelas empresas de Teresina-PI. O nome do projeto sofreu uma pequena alteração para que pudesse refletir o seu objetivo. O projeto passo a ter o título de<text:s/></text:span><text:span text:style-name="T13">N</text:span><text:span text:style-name="T14">egociação de requisitos de software : uma a</text:span><text:span text:style-name="T15">nalise da viabilidade de integração entre técnicas que estimulam a participação do cliente em negociações de requisitos de software.</text:span><text:span text:style-name="T16"><text:s/>Procuramos demonstrar a partir de argumentos, práticas e constatações de autores que estudam o assunto e assuntos correlato</text:span><text:span text:style-name="T17">s bem como as observações e constatações tiradas a partir da análise e de reflexões feitas durante o estudo com o fim de demonstrar a importância do tema Negociação de Requisitos. <text:s/>O projeto também tinha como objetivo específicos: procurar por compatibilid</text:span><text:span text:style-name="T18">ades e incompatibilidade entre as propostas selecionadas, procurar por pontos carentes de adaptações para torna-las compatíveis entre si, bem como identificar os pontos onde tais adaptações seriam mais fáceis e mas trabalhosas.</text:span></text:p>
      <text:p text:style-name="P19"/>
      <text:p text:style-name="P20"><text:span text:style-name="T21"><text:tab/>Estudou-se <text:s/>trabalhos de<text:s/></text:span><text:span text:style-name="T22">autores como Ramires (2004), Camacho (2005), Cysneiros (2001), Couto e Martins (2008), Xavier (2009), <text:s/>com <text:s/>a intenção de conseguir uma base <text:s text:c="2"/>de cunho especifico e prático para a argumentação a ser usada na monografia e também para delimitação do tema. Os</text:span><text:span text:style-name="T23"><text:s/>trabalhos de Carvalho(2001),<text:s/></text:span><text:span text:style-name="T24">Kantorski e Kroth (2004),<text:s/></text:span><text:span text:style-name="T25">Laurindo e Moraes (2004), Gusmão (2008), Germoglio (2008), foram analisados com o fim de se extrair <text:s/>relações com os trabalhos dos autores anteriormente citados e <text:s/>enriquecer a pesquisa bem como: <text:s/>ver</text:span><text:span text:style-name="T26">ificar tendências, contextualização de situações, relações entre as abordagens, em fim, verificar pontos ou aspéctos interessantes e em comum. Estudou-se também trabalhos mais <text:s/>gerais como Carvalhal (2006), Leite (1994), Lopes (2002),<text:s/></text:span><text:span text:style-name="T27">Pressman (2001), (PMB</text:span><text:span text:style-name="T28">OK, 2004), Lee, Cha e Kwon (1998)</text:span><text:span text:style-name="T29">, Swebok<text:s/></text:span><text:span text:style-name="T30">(2004),<text:s/></text:span><text:span text:style-name="T31">Sommerville (1997)</text:span><text:span text:style-name="T32">, entre outros, pelos motivos anteriormente citados e, também, para reforçar as argumentações e<text:s/></text:span><text:soft-page-break/><text:span text:style-name="T33">alinhar as idéias específicas com idéias gerais, amplamente aceitas e já legitimadas no meio</text:span><text:span text:style-name="T34"><text:s/>da engenharia de software. Outras obras além das acima citadas (elas representam a base central deste trabalho) também foram consultadas e<text:s/></text:span><text:span text:style-name="T35">encontram-se nas referências e no decorrer do texto</text:span><text:span text:style-name="T36">.<text:s/></text:span><text:span text:style-name="T37"><office:annotation><dc:date>2011-01-09T00:00:00</dc:date><text:p text:style-name="Normal">Verificar se todas as citações e referencias estão de acordo com a abnt</text:p><text:p text:style-name="Normal">---- 09/01/2011, 11:28 ----</text:p><text:p text:style-name="Normal"/></office:annotation></text:span></text:p>
      <text:p text:style-name="P38"/>
      <text:p text:style-name="P39"><text:tab/>Durante a fase de Requisitos ( elicitação, documentação e análise) podem ser identificados conflitos entre os requisitos do cliente. O cliente torna-se “obrigado” a negociação junto aos engenheiros sobre a satisfação dos requisitos que envolvem aspectos, muitas vezes, de difícil compreensão para o cliente. Isso pode dificultar a boa participação do cliente durante o processo de desenvolvimento de software.</text:p>
      <text:p text:style-name="P40"/>
      <text:p text:style-name="P41"><text:tab/>O cliente tendo pela frente uma situação de negociação<text:s/>envolvendo aspectos que não conhece necessita de tempo para o entendimento do objeto de negociação, dos ríscos por traz da não resolução do conflitos, para que aí sim possa tomar decisões sobre requisitos de forma lúcida.</text:p>
      <text:p text:style-name="P42"/>
      <text:p text:style-name="P43"><text:tab/>Geralmente o cliente solicita alterações nos requisitos quando o software já passou pela programação (implementação em linguagem de programação) e uma amostra já foi apresentada. Consertar um defeito relacionado a requisito depois da implementação em uma linguagem de programação é sem dúvida mais dispendioso que fazer isso durante fase de requisitos.</text:p>
      <text:p text:style-name="P44"/>
      <text:p text:style-name="P45"><text:tab/>Este trabalho aborda o problema da não preparação dos processos de desenvolvimento de software para as necessidades e limitações dos clientes quanto a visualização das<text:s/><text:span text:style-name="T46">consequências</text:span><text:s/>dos impactos entre requisitos.<text:s/><text:span text:style-name="T47">Faz</text:span><text:s/>um estudo da viabilidade de formulação de uma metodologia que posiciona o projeto de desenvolvimento de software de forma a suprir as necessidades e limitações dos cliente no que diz respeito ao entendimento dos efeitos positivo<text:s/>e negativos que os requisitos podem causar uns nos outros e nas fases seguintes do desenvolvimento.</text:p>
      <text:p text:style-name="P48"/>
      <text:p text:style-name="P49"><text:tab/>Com a evolução acelerada da informática o mercado de trabalho vem se tornando cada vez mais competitivo e exigente. Devido a isso a demanda por<text:s/>softwares que cada vez<text:s/><text:soft-page-break/>mais satisfaçam as necessidade dos clientes e que, ao mesmo tempo custem menos, sejam mais complexos e mais rápidos de serem desenvolvidos aumenta rapidamente.</text:p>
      <text:p text:style-name="P50"/>
      <text:p text:style-name="P51"><text:span text:style-name="T52"><text:tab/>Ao longo da história da Engenharia <text:s/>de software tem se observado que a<text:s/></text:span><text:span text:style-name="T53">importância dada ao requisitos vem aumentando. Porém, o número de trabalhos feitos em que <text:s/>o foco maior <text:s/>se concentra nos <text:s/>requisitos funcionais <text:s/>é muito alto se comparado com os que , além dos funcionais, consideram os atributos de qualidade. Muito avanço</text:span><text:span text:style-name="T54"><text:s/>já se<text:s/></text:span><text:span text:style-name="T55">conseguiu</text:span><text:span text:style-name="T56"><text:s/>com pesquisas onde o foco maior estava em requisitos funcionais: desenvolvimento de software dirigido por casos de uso, especificação de requisitos com caso de uso, especificação de casos de uso, analise de pontos de função, <text:s/>etc...</text:span></text:p>
      <text:p text:style-name="P57"/>
      <text:p text:style-name="P58"><text:tab/>A<text:s/>busca pela qualidade faz com que haja uma tendência natural em se preocupar com <text:s/>atributos de qualidade e restrições. Alguns poucos estudos já consideram que a qualidade que o cliente espera que o seu software tenha não é determinada somente com base em requisitos funcionais. Descrever <text:s/>somente visão funcional não é o suficiente. Deve existir esforço para desenvolver modelos em que os atributos de qualidade e restrições possam ser <text:s/>documentados e analisados <text:s/>(VAROTO, 2002).</text:p>
      <text:p text:style-name="P59"/>
      <text:p text:style-name="P60"><text:tab/>Nesse cenário, de preocupação em como o software deverá realizar suas funcionalidades, temos possibilidade de identificação de possíveis impactos <text:s/>positivos ou negativos em outros requisitos que determinam a qualidade do software. No caso dos impactos negativos surge a necessidade de negociação para que se escolha um requisito em detrimento de outro ou que se contente com a satisfação parcial de um, ou para que se encontre alternativas que<text:s/><text:span text:style-name="T61">satisfaçam</text:span><text:s/>a necessidade das parte sem que hajam conflitos ou que a ocorrência deles seja a menor possível. Mas isso se agrava com o fato do cliente (leigo) não conseguir entender e, por consequência, não conseguir visualizar esse impacto tornando a negociação algo extremamente difícil para as partes. Isso se deve ao caráter abstrato que o software possui.</text:p>
      <text:p text:style-name="P62"/>
      <text:p text:style-name="P63"><text:tab/>O sucesso que é esperado de um projeto de software é altamente relacionado e dependente de uma arquitetura bem definida e apropriada. Mas para <text:s/>isso é necessário que haja sucesso nas negociações, ou seja, que elas sejam realizadas com eficiência e efetividade. Então para que se tenha uma arquitetura consistente e confiável primeiro é necessário que se<text:s/><text:soft-page-break/>tenha o mínimo de requisitos ( selecionados<text:s/><text:span text:style-name="T64">lucidamente</text:span><text:s/>) necessários à definição da arquitetura e isto depende muito do resultado de negociações. Uma arquitetura mal definida afeta a comunicação da equipe de desenvolvimento, o <text:s/>crescimento do software e decisões sobre as estruturas que formarão o sistema. Afeta também, a estrutura global de controle que será usada, protocolos de comunicação, sincronização e acesso a dados, atribuição de funcionalidades a elementos do sistema ou ainda sobre distribuição física dos elementos do sistema. Além disso, o problema envolverá decisões que<text:s/><text:span text:style-name="T65">impactarão</text:span><text:s/>no comportamento do sistema em termos <text:s/>de escala e desempenho. <text:s/>Garlan e Shaw (apud GERMOGLIO, 2009). Mas tão quão a comunicação da equipe de desenvolvimento do software temos que a comunicação nas negociações iniciais, que ocorrem entre cliente e equipe de engenharia de software, gerentes de projeto etc, precisam ser melhoradas, bem como a manipulação ágil e representação dos objetos de negociação, que no caso deste trabalho são os requisitos funcionais e não funcionais.</text:p>
      <text:p text:style-name="P66"/>
      <text:p text:style-name="P67"><text:tab/>Mudanças nos requisitos tornam o processo de desenvolvimento cada vez mais caros na medida em que<text:s/>as fases do processo de desenvolvimento vão se passando. Correções nas fases iniciais são mais baratas. E isso obriga os clientes e engenheiros de software a anteciparem as tomadas de decisões quanto a fatores críticos do projeto.</text:p>
      <text:p text:style-name="P68"/>
      <text:p text:style-name="P69"><text:tab/>Por isso se faz necessária a negociação de requisitos conflitantes para tomada antecipada <text:s/>de decisões necessárias, afim de que se chegue a um consenso comum entre clientes e engenheiros de software sobre os requisitos principais e, também para que se tenha o mínimo de informação para que se possa prosseguir com a fase de projeto e de desenvolvimento.</text:p>
      <text:p text:style-name="P70"/>
      <text:p text:style-name="P71"><text:tab/>Assim qualquer esforço no sentido de diminuir tempo de familiarização do cliente com aspectos inerentes aos impactos dos requisitos <text:s/>durante a negociação dos requisitos com o objetivo de diminuir os riscos de mudanças em fase avançadas do processo de desenvolvimento é bem vindo. Uma idéia nesse sentido seria criar um mecanismo que facilite identificar os requisitos críticos para o sucesso do projeto e facilitar o consenso entre cliente e engenheiros sobre o escopo de requisitos. E que ao mesmo tempo garanta que as principais tomadas de decisão sejam feitas nas fases iniciais, reduzindo assim os riscos referente a custo,<text:s/><text:soft-page-break/>tempo e qualidade.</text:p>
      <text:p text:style-name="P72"/>
      <text:p text:style-name="P73"><text:tab/>A necessidade constante de sempre produzir<text:s/>softwares que <text:s/>cada vez mais custem menos, que sejam produzidos mais rapidamente, e de acordo com as espectativas (e necessidades) dos stakeholders<text:s/>(ou seja, que tenham qualidade), revelam outras necessidades mais específicas dos processo de desenvolvimento. A necessidade de que o cliente seja mais participativo no processo de desenvolvimento de software é uma delas. Para a elicitação, análise e negociação de requisitos isso é fundamental.</text:p>
      <text:p text:style-name="P74"/>
      <text:p text:style-name="P75"><text:tab/>Embora Elicitação, Análise e negociação de requisitos sejam conceitos que sempre andam juntos durante o processo de desenvolvimento, esse trabalho foca-se na negociação de requisitos. Mas não sugere separação entre essas atividades, por fazerem parte de um processo em espiral (SOMMERVILLE, SAWYER, 1997).</text:p>
      <text:p text:style-name="P76"/>
      <text:p text:style-name="P77"><text:tab/>A negociação<text:s/>é um instrumento e, ao mesmo tempo, uma necessidade <text:s/>presente durante o processo de desenvolvimento de software. É essencial e de uso inevitável em qualquer projeto que envolva pelo menos duas partes. Ela também tem suas necessidades próprias. E busca-se produzir instrumentos e desenvolver técnicas, métodos , estratégias etc. com o objetivo de satisfazer suas necessidades.</text:p>
      <text:p text:style-name="P78"/>
      <text:p text:style-name="P79"><text:tab/>Nas negociações pode-se verificar o grau de contentamento, necessidade, interesse atuais <text:s/>no qual o cliente se encontra e outras coisas mais. <text:s/></text:p>
      <text:p text:style-name="P80"><text:tab/>O capítulo 2 deste trabalho apresenta alguns conceitos básicos de Engenharia de Requisitos necessários ao entendimento deste trabalho.</text:p>
      <text:p text:style-name="P81"><text:tab/>O capítulo 3 discorre sobre Negociação de uma forma geral e básica para que se<text:span text:style-name="T82"><text:s/></text:span>possa <text:s/>realizar associações às necessidades do processo de desenvolvimento de software.</text:p>
      <text:p text:style-name="P83"><text:tab/>O capítulo 4, chamado de Verificação de Viabilidade apresenta o resultado da verificação das análises de compatibilidades entre as propostas estudadas; os pontos sugeridos para adaptações; as facilidades e possíveis dificuldades para realizar as adaptações.<text:s/></text:p>
      <text:p text:style-name="P84"><text:tab/>O capítulo 5 apresenta as conclusões tiradas durante a pesquisa e também as<text:span text:style-name="T85"><text:s/></text:span>idéias<text:s/><text:soft-page-break/>de trabalhos futuros que podem ser realizados a partir deste trabalho.<text:span text:style-name="T86"><text:s/></text:span></text:p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DejaVu San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comentário" style:display-name="Texto de comentário" style:family="paragraph" style:parent-style-name="Normal">
      <style:text-properties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lorena</dc:creator>
    <meta:creation-date>2011-01-06T20:37:00Z</meta:creation-date>
    <dc:date>2011-03-22T12:26:00Z</dc:date>
    <meta:template xlink:href="Normal" xlink:type="simple"/>
    <meta:editing-cycles>20</meta:editing-cycles>
    <meta:editing-duration>PT8460S</meta:editing-duration>
    <meta:user-defined meta:name="Info 1"/>
    <meta:user-defined meta:name="Info 2"/>
    <meta:user-defined meta:name="Info 3"/>
    <meta:user-defined meta:name="Info 4"/>
    <meta:document-statistic meta:page-count="6" meta:paragraph-count="22" meta:word-count="1777" meta:character-count="11352" meta:row-count="79" meta:non-whitespace-character-count="9597"/>
  </office:meta>
</office:document-meta>
</file>